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41">
            <text:p>41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2];[.I$1:.I$1048576];0)" office:value-type="float" office:value="38">
            <text:p>38</text:p>
          </table:table-cell>
          <table:table-cell table:number-columns-repeated="109" table:style-name="ACE-0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46">
            <text:p>0.8246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8286">
            <text:p>0.8286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63770000000000004">
            <text:p>0.6377</text:p>
          </table:table-cell>
          <table:table-cell table:style-name="ACE-1" office:value-type="float" office:value="21.75">
            <text:p>21.75</text:p>
          </table:table-cell>
          <table:table-cell table:style-name="ACE-1" office:value-type="float" office:value="0.59809999999999997">
            <text:p>0.5981</text:p>
          </table:table-cell>
          <table:table-cell table:style-name="ACE-1" office:value-type="float" office:value="0.12970000000000001">
            <text:p>0.1297</text:p>
          </table:table-cell>
          <table:table-cell table:style-name="ACE-1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67090000000000005">
            <text:p>0.6709</text:p>
          </table:table-cell>
          <table:table-cell table:style-name="ACE-0" table:formula="of:=MATCH([.R3];[.I$1:.I$1048576];0)" office:value-type="float" office:value="27">
            <text:p>27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66559999999999997">
            <text:p>0.6656</text:p>
          </table:table-cell>
          <table:table-cell table:style-name="ACE-0" table:formula="of:=MATCH([.R4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66559999999999997">
            <text:p>0.6656</text:p>
          </table:table-cell>
          <table:table-cell table:style-name="ACE-0" table:formula="of:=MATCH([.R5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8570000000000004">
            <text:p>0.8857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83560000000000001">
            <text:p>0.8356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6.260000000000002">
            <text:p>26.26</text:p>
          </table:table-cell>
          <table:table-cell table:style-name="ACE-0" office:value-type="float" office:value="0.63790000000000002">
            <text:p>0.6379</text:p>
          </table:table-cell>
          <table:table-cell table:style-name="ACE-0" office:value-type="float" office:value="0.156">
            <text:p>0.15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42ba5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7849999999999995">
            <text:p>0.8785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2189999999999996">
            <text:p>0.8219</text:p>
          </table:table-cell>
          <table:table-cell table:style-name="ACE-0" office:value-type="float" office:value="0.66320000000000001">
            <text:p>0.6632</text:p>
          </table:table-cell>
          <table:table-cell table:style-name="ACE-0" office:value-type="float" office:value="25.52">
            <text:p>25.52</text:p>
          </table:table-cell>
          <table:table-cell table:style-name="ACE-0" office:value-type="float" office:value="0.63119999999999998">
            <text:p>0.6312</text:p>
          </table:table-cell>
          <table:table-cell table:style-name="ACE-0" office:value-type="float" office:value="0.14219999999999999">
            <text:p>0.1422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27719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1">
          <table:table-cell table:number-columns-repeated="20" table:style-name="ACE-0"/>
          <table:table-cell table:style-name="ACE-3"/>
          <table:table-cell table:number-columns-repeated="107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4"/>
          <table:table-cell table:number-columns-repeated="113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4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 table:number-rows-repeated="3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54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13">
          <gnm:selection gnm:start-col="14" gnm:start-row="13" gnm:end-col="14" gnm:end-row="13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6">
          <gnm:selection gnm:start-col="13" gnm:start-row="66" gnm:end-col="13" gnm:end-row="6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4T19:08:51Z</dc:date>
    <meta:editing-cycles>40</meta:editing-cycles>
    <meta:editing-duration>P1DT1H8M37S</meta:editing-duration>
    <meta:generator>gnumeric/1.12.46</meta:generator>
  </office:meta>
</office:document-meta>
</file>